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55269" draw:fill="solid" draw:fill-color="#355269" draw:textarea-horizontal-align="justify" draw:textarea-vertical-align="middle" draw:auto-grow-height="false" fo:min-height="2.098cm" fo:min-width="6.248cm"/>
      <style:paragraph-properties style:writing-mode="lr-tb"/>
    </style:style>
    <style:style style:name="gr2" style:family="graphic" style:parent-style-name="standard">
      <style:graphic-properties draw:fill="solid" draw:fill-color="#355269" draw:textarea-horizontal-align="justify" draw:textarea-vertical-align="middle" draw:auto-grow-height="false" fo:min-height="1.376cm" fo:min-width="4.826cm" fo:wrap-option="wrap"/>
      <style:paragraph-properties style:writing-mode="lr-tb"/>
    </style:style>
    <style:style style:name="gr3" style:family="graphic" style:parent-style-name="standard">
      <style:graphic-properties draw:fill="solid" draw:fill-color="#355269" draw:textarea-horizontal-align="justify" draw:textarea-vertical-align="middle" draw:auto-grow-height="false" fo:min-height="1.376cm" fo:min-width="4.726cm" fo:wrap-option="wrap"/>
      <style:paragraph-properties style:writing-mode="lr-tb"/>
    </style:style>
    <style:style style:name="gr4" style:family="graphic" style:parent-style-name="standard">
      <style:graphic-properties draw:fill="solid" draw:fill-color="#355269" draw:textarea-horizontal-align="justify" draw:textarea-vertical-align="middle" draw:auto-grow-height="false" fo:min-height="1.104cm" fo:min-width="1.854cm" fo:wrap-option="wrap"/>
      <style:paragraph-properties style:writing-mode="lr-tb"/>
    </style:style>
    <style:style style:name="gr5" style:family="graphic" style:parent-style-name="standard">
      <style:graphic-properties draw:fill="solid" draw:fill-color="#355269" draw:textarea-horizontal-align="justify" draw:textarea-vertical-align="middle" draw:auto-grow-height="false" fo:min-height="1.104cm" fo:min-width="2.754cm" fo:wrap-option="wrap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fill-color="#3465a4" draw:textarea-vertical-align="middle"/>
    </style:style>
    <style:style style:name="P1" style:family="paragraph">
      <style:paragraph-properties fo:text-align="center"/>
      <style:text-properties fo:color="#ffffff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355269"/>
      <style:paragraph-properties fo:text-align="center"/>
      <style:text-properties fo:color="#ffffff" fo:font-size="12pt" style:font-size-asian="12pt" style:font-size-complex="12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solid" draw:fill-color="#355269"/>
      <style:paragraph-properties fo:text-align="center"/>
      <style:text-properties fo:color="#ffffff" fo:font-size="11pt" style:font-size-asian="11pt" style:font-size-complex="11pt"/>
    </style:style>
    <style:style style:name="P6" style:family="paragraph">
      <loext:graphic-properties draw:fill="solid" draw:fill-color="#3465a4"/>
      <style:paragraph-properties fo:text-align="center"/>
    </style:style>
    <style:style style:name="T1" style:family="text">
      <style:text-properties fo:color="#ffffff" fo:font-size="11pt" style:font-size-asian="11pt" style:font-size-complex="11pt"/>
    </style:style>
    <style:style style:name="T2" style:family="text">
      <style:text-properties fo:color="#ffffff" fo:font-size="11pt" fo:font-style="italic" style:font-size-asian="11pt" style:font-style-asian="italic" style:font-size-complex="11pt" style:font-style-complex="italic"/>
    </style:style>
    <style:style style:name="T3" style:family="text">
      <style:text-properties fo:color="#ffffff" fo:font-size="11pt" fo:font-style="normal" style:font-size-asian="11pt" style:font-style-asian="normal" style:font-size-complex="11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3" xml:id="id1" draw:id="id1" draw:layer="layout" svg:width="7cm" svg:height="2.6cm" svg:x="11.6cm" svg:y="1.5cm">
          <text:p text:style-name="P1"><text:span text:style-name="T1">Rede de dispositivos eletrônicos </text:span></text:p>
          <text:p text:style-name="P2"><text:span text:style-name="T1">para monitoramento de qualidade </text:span></text:p>
          <text:p text:style-name="P1"><text:span text:style-name="T1">e conforto em ambientes empresariai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2" draw:id="id2" draw:layer="layout" svg:width="5.5cm" svg:height="1.8cm" svg:x="5.3cm" svg:y="5.9cm">
          <text:p text:style-name="P4"><text:span text:style-name="T1">Medição dos indicadores de Conforto e Qualida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5.4cm" svg:height="1.8cm" svg:x="13.9cm" svg:y="5.9cm">
          <text:p text:style-name="P4"><text:span text:style-name="T1">Coleta de </text:span><text:span text:style-name="T2">feedback</text:span><text:span text:style-name="T3"> sobre o conforto das pesso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5.4cm" svg:height="1.8cm" svg:x="20.8cm" svg:y="5.9cm">
          <text:p text:style-name="P4"><text:span text:style-name="T1">Conexão dos dispositivos à 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2.5cm" svg:height="1.5cm" svg:x="5.3cm" svg:y="9.2cm">
          <text:p text:style-name="P4"><text:span text:style-name="T1">Acúst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2.5cm" svg:height="1.5cm" svg:x="8.3cm" svg:y="9.2cm">
          <text:p text:style-name="P4"><text:span text:style-name="T1">Olfativ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5" draw:id="id5" draw:layer="layout" svg:width="2.5cm" svg:height="1.5cm" svg:x="2.4cm" svg:y="9.2cm">
          <text:p text:style-name="P4"><text:span text:style-name="T1">Térm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8" draw:id="id8" draw:layer="layout" svg:width="2.5cm" svg:height="1.5cm" svg:x="11.2cm" svg:y="9.2cm">
          <text:p text:style-name="P4"><text:span text:style-name="T1">Lumino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9" draw:id="id9" draw:layer="layout" svg:width="3.4cm" svg:height="1.5cm" svg:x="19.8cm" svg:y="9.2cm">
          <text:p text:style-name="P4"><text:span text:style-name="T1">Protocolo de Comunic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0" draw:id="id10" draw:layer="layout" svg:width="3.4cm" svg:height="1.5cm" svg:x="23.9cm" svg:y="9.2cm">
          <text:p text:style-name="P4"><text:span text:style-name="T1">Banco de D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svg:x1="15.1cm" svg:y1="4.1cm" svg:x2="8.05cm" svg:y2="5.9cm" draw:start-shape="id1" draw:start-glue-point="2" draw:end-shape="id2" draw:end-glue-point="0" svg:d="M15100 4100v901h-7050v899" svg:viewBox="0 0 7051 1801">
          <text:p/>
        </draw:connector>
        <draw:connector draw:style-name="gr6" draw:text-style-name="P6" draw:layer="layout" svg:x1="15.1cm" svg:y1="4.1cm" svg:x2="16.6cm" svg:y2="5.9cm" draw:start-shape="id1" draw:start-glue-point="2" draw:end-shape="id3" draw:end-glue-point="0" svg:d="M15100 4100v901h1500v899" svg:viewBox="0 0 1501 1801">
          <text:p/>
        </draw:connector>
        <draw:connector draw:style-name="gr6" draw:text-style-name="P6" draw:layer="layout" svg:x1="15.1cm" svg:y1="4.1cm" svg:x2="23.5cm" svg:y2="5.9cm" draw:start-shape="id1" draw:start-glue-point="2" draw:end-shape="id4" draw:end-glue-point="0" svg:d="M15100 4100v901h8400v899" svg:viewBox="0 0 8401 1801">
          <text:p/>
        </draw:connector>
        <draw:connector draw:style-name="gr6" draw:text-style-name="P6" draw:layer="layout" svg:x1="8.05cm" svg:y1="7.7cm" svg:x2="3.65cm" svg:y2="9.2cm" draw:start-shape="id2" draw:start-glue-point="2" draw:end-shape="id5" draw:end-glue-point="0" svg:d="M8050 7700v751h-4400v749" svg:viewBox="0 0 4401 1501">
          <text:p/>
        </draw:connector>
        <draw:connector draw:style-name="gr6" draw:text-style-name="P6" draw:layer="layout" svg:x1="8.05cm" svg:y1="7.7cm" svg:x2="6.55cm" svg:y2="9.2cm" draw:start-shape="id2" draw:start-glue-point="2" draw:end-shape="id6" draw:end-glue-point="0" svg:d="M8050 7700v751h-1500v749" svg:viewBox="0 0 1501 1501">
          <text:p/>
        </draw:connector>
        <draw:connector draw:style-name="gr6" draw:text-style-name="P6" draw:layer="layout" svg:x1="8.05cm" svg:y1="7.7cm" svg:x2="9.55cm" svg:y2="9.2cm" draw:start-shape="id2" draw:start-glue-point="2" draw:end-shape="id7" draw:end-glue-point="0" svg:d="M8050 7700v751h1500v749" svg:viewBox="0 0 1501 1501">
          <text:p/>
        </draw:connector>
        <draw:connector draw:style-name="gr6" draw:text-style-name="P6" draw:layer="layout" svg:x1="8.05cm" svg:y1="7.7cm" svg:x2="12.45cm" svg:y2="9.2cm" draw:start-shape="id2" draw:start-glue-point="2" draw:end-shape="id8" draw:end-glue-point="0" svg:d="M8050 7700v751h4400v749" svg:viewBox="0 0 4401 1501">
          <text:p/>
        </draw:connector>
        <draw:connector draw:style-name="gr6" draw:text-style-name="P6" draw:layer="layout" svg:x1="23.5cm" svg:y1="7.7cm" svg:x2="21.5cm" svg:y2="9.2cm" draw:start-shape="id4" draw:start-glue-point="2" draw:end-shape="id9" draw:end-glue-point="0" svg:d="M23500 7700v751h-2000v749" svg:viewBox="0 0 2001 1501">
          <text:p/>
        </draw:connector>
        <draw:connector draw:style-name="gr6" draw:text-style-name="P6" draw:layer="layout" svg:x1="23.5cm" svg:y1="7.7cm" svg:x2="25.6cm" svg:y2="9.2cm" draw:start-shape="id4" draw:start-glue-point="2" draw:end-shape="id10" draw:end-glue-point="0" svg:d="M23500 7700v751h2100v749" svg:viewBox="0 0 2101 15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05T15:15:52.476000000</meta:creation-date>
    <dc:date>2020-06-05T15:33:30.274000000</dc:date>
    <meta:editing-duration>PT7M16S</meta:editing-duration>
    <meta:editing-cycles>3</meta:editing-cycles>
    <meta:generator>LibreOffice/6.3.4.2$Windows_X86_64 LibreOffice_project/60da17e045e08f1793c57c00ba83cdfce946d0aa</meta:generator>
    <meta:document-statistic meta:object-count="19"/>
  </office:meta>
</office:document-meta>
</file>